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e786" officeooo:paragraph-rsid="0015e7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cense of the Intaum CPU</text:p>
      <text:p text:style-name="P1"/>
      <text:p text:style-name="P1">You means the person software/hardware is distributed to.</text:p>
      <text:p text:style-name="P1"/>
      <text:p text:style-name="P1">1. You might not modify or <text:s/>distribute the source without complaint with the license terms.</text:p>
      <text:p text:style-name="P1">2. You might not use the products produced from the source for body implantation.</text:p>
      <text:p text:style-name="P1">3. You might not add any functionality except to increase or decrease speed of execution of the Intaum CPU.</text:p>
      <text:p text:style-name="P1">4. You might embed in another larger project such as system on chip or tile CCNUMA chiplet package.</text:p>
      <text:p text:style-name="P1">5. If you modify the source code you must make the changes available under this license.</text:p>
      <text:p text:style-name="P1">6. 5 can be omitted by agreement with the copyright holder, separate from this license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5:34:44.976424832</meta:creation-date>
    <dc:date>2025-05-13T15:40:34.835357017</dc:date>
    <meta:editing-duration>PT5M50S</meta:editing-duration>
    <meta:editing-cycles>1</meta:editing-cycles>
    <meta:document-statistic meta:table-count="0" meta:image-count="0" meta:object-count="0" meta:page-count="1" meta:paragraph-count="8" meta:word-count="110" meta:character-count="634" meta:non-whitespace-character-count="531"/>
    <meta:generator>LibreOffice/24.2.7.2$Linux_X86_64 LibreOffice_project/420$Build-2</meta:generator>
  </office:meta>
</office:document-meta>
</file>